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04e6"/>
    </style:style>
    <style:style style:name="P2" style:family="paragraph" style:parent-style-name="Standard">
      <style:text-properties officeooo:rsid="000804e6" officeooo:paragraph-rsid="000804e6"/>
    </style:style>
    <style:style style:name="P3" style:family="paragraph" style:parent-style-name="Standard" style:list-style-name="L1">
      <style:text-properties officeooo:rsid="000804e6" officeooo:paragraph-rsid="000804e6"/>
    </style:style>
    <style:style style:name="P4" style:family="paragraph" style:parent-style-name="Standard" style:list-style-name="L2">
      <style:text-properties officeooo:rsid="000804e6" officeooo:paragraph-rsid="000804e6"/>
    </style:style>
    <style:style style:name="P5" style:family="paragraph" style:parent-style-name="Standard" style:list-style-name="L3">
      <style:text-properties officeooo:rsid="000804e6" officeooo:paragraph-rsid="000804e6"/>
    </style:style>
    <style:style style:name="P6" style:family="paragraph" style:parent-style-name="Standard" style:list-style-name="L4">
      <style:text-properties officeooo:rsid="000804e6" officeooo:paragraph-rsid="0009787b"/>
    </style:style>
    <style:style style:name="P7" style:family="paragraph" style:parent-style-name="Standard">
      <style:text-properties officeooo:rsid="000804e6" officeooo:paragraph-rsid="000804e6"/>
    </style:style>
    <style:style style:name="P8" style:family="paragraph" style:parent-style-name="Standard">
      <style:text-properties officeooo:rsid="000804e6" officeooo:paragraph-rsid="0009787b"/>
    </style:style>
    <style:style style:name="P9" style:family="paragraph" style:parent-style-name="Standard">
      <style:text-properties officeooo:paragraph-rsid="000804e6"/>
    </style:style>
    <style:style style:name="P10" style:family="paragraph" style:parent-style-name="Heading_20_1">
      <style:text-properties officeooo:rsid="000804e6"/>
    </style:style>
    <style:style style:name="T1" style:family="text">
      <style:text-properties officeooo:rsid="000804e6"/>
    </style:style>
    <style:style style:name="T2" style:family="text">
      <style:text-properties officeooo:rsid="00087c60"/>
    </style:style>
    <style:style style:name="T3" style:family="text">
      <style:text-properties officeooo:rsid="000978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0" text:outline-level="1">Upload</text:h>
      <text:p text:style-name="P2"/>
      <text:p text:style-name="P2">HTTP POST</text:p>
      <text:p text:style-name="P2">to</text:p>
      <text:p text:style-name="P1"><text:a xlink:type="simple" xlink:href="http://blob.interoberlin.de/upload"><text:span text:style-name="T1">http://</text:span></text:a><text:a xlink:type="simple" xlink:href="http://blob.interoberlin.de/upload"><text:span text:style-name="T3">blob.</text:span></text:a><text:a xlink:type="simple" xlink:href="http://blob.interoberlin.de/upload"><text:span text:style-name="T1">interoberlin.de/</text:span></text:a><text:a xlink:type="simple" xlink:href="http://blob.interoberlin.de/upload"><text:span text:style-name="T3">upload</text:span></text:a></text:p>
      <text:p text:style-name="P2"/>
      <text:p text:style-name="P2">submit variables:</text:p>
      <text:list xml:id="list433797989508381233" text:style-name="L1">
        <text:list-item>
          <text:p text:style-name="P3"><text:span text:style-name="T2">blob</text:span>: <text:span text:style-name="T3">contains text, xml or even binary data</text:span></text:p>
        </text:list-item>
      </text:list>
      <text:p text:style-name="P2"/>
      <text:p text:style-name="P2">returns:</text:p>
      <text:list xml:id="list2054372893829816558" text:style-name="L2">
        <text:list-item>
          <text:p text:style-name="P4"><text:span text:style-name="T3">5 character case-insensitive </text:span>ID <text:span text:style-name="T3">(embedded in HTML page)</text:span></text:p>
        </text:list-item>
      </text:list>
      <text:p text:style-name="P2"/>
      <text:h text:style-name="P10" text:outline-level="1">Download</text:h>
      <text:p text:style-name="P2"/>
      <text:p text:style-name="P2">HTTP GET</text:p>
      <text:p text:style-name="P8"><text:span text:style-name="T3">from</text:span></text:p>
      <text:p text:style-name="P1"><text:a xlink:type="simple" xlink:href="http://blob.interoberlin.de/download"><text:span text:style-name="T1">http://</text:span></text:a><text:a xlink:type="simple" xlink:href="http://blob.interoberlin.de/download"><text:span text:style-name="T3">blob.</text:span></text:a><text:a xlink:type="simple" xlink:href="http://blob.interoberlin.de/download"><text:span text:style-name="T1">interoberlin.de/</text:span></text:a><text:a xlink:type="simple" xlink:href="http://blob.interoberlin.de/download"><text:span text:style-name="T3">download</text:span></text:a></text:p>
      <text:p text:style-name="P2"/>
      <text:p text:style-name="P2">with variable:</text:p>
      <text:list xml:id="list8627475303802034813" text:style-name="L3">
        <text:list-item>
          <text:p text:style-name="P5"><text:span text:style-name="T3">id</text:span>: ID of BLOB to retrieve from the server</text:p>
        </text:list-item>
      </text:list>
      <text:p text:style-name="P2"/>
      <text:p text:style-name="P2">returns:</text:p>
      <text:list xml:id="list3958250220048559175" text:style-name="L4">
        <text:list-item>
          <text:p text:style-name="P6"><text:span text:style-name="T3">text, xml or whatever data is stored under this ID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17:28:54</meta:creation-date>
    <meta:generator>LibreOffice/4.0.3.3$Linux_x86 LibreOffice_project/400m0$Build-3</meta:generator>
    <dc:date>2013-11-12T23:49:43</dc:date>
    <meta:editing-duration>P0D</meta:editing-duration>
    <meta:editing-cycles>3</meta:editing-cycles>
    <meta:document-statistic meta:table-count="0" meta:image-count="0" meta:object-count="0" meta:page-count="1" meta:paragraph-count="16" meta:word-count="55" meta:character-count="349" meta:non-whitespace-character-count="314"/>
  </office:meta>
</office:document-meta>
</file>